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2" fo:font-size="20pt" fo:language="de" fo:country="DE" style:font-size-asian="20pt" style:font-name-complex="Arial3" style:font-size-complex="20pt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9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54564696" text:id="ct154564696">
          <text:insertion>
            <office:change-info>
              <dc:creator>Luc Saffre</dc:creator>
              <dc:date>2013-05-31T15:12:00</dc:date>
            </office:change-info>
          </text:insertion>
        </text:changed-region>
        <text:changed-region xml:id="ct154567128" text:id="ct154567128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54567352" text:id="ct154567352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54567648" text:id="ct154567648">
          <text:insertion>
            <office:change-info>
              <dc:creator>Luc Saffre</dc:creator>
              <dc:date>2013-06-05T16:57:00</dc:date>
            </office:change-info>
          </text:insertion>
        </text:changed-region>
        <text:changed-region xml:id="ct154567776" text:id="ct15456777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4567944" text:id="ct154567944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4568112" text:id="ct154568112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ilnahmebestätigung</text:h>
      <text:p text:style-name="P5"/>
      <text:p text:style-name="P9"/>
      <text:p text:style-name="Standard">Hiermit bestätigen wir die Teilnahme von </text:p>
      <text:p text:style-name="Standard"/>
      <text:p text:style-name="P6"><text:change-start text:change-id="ct154564696"/>self.pupil<text:change-end text:change-id="ct154564696"/></text:p>
      <text:p text:style-name="Standard"/>
      <text:p text:style-name="Standard">folgenden Kurs :</text:p>
      <text:p text:style-name="Standard"/>
      <text:p text:style-name="Standard"><text:span text:style-name="T1">Serie: </text:span><text:change-start text:change-id="ct154567128"/><text:span text:style-name="T1">self.course.line</text:span><text:change-end text:change-id="ct154567128"/></text:p>
      <text:p text:style-name="Standard"><text:span text:style-name="T1">Kursbeginn: ab </text:span><text:change-start text:change-id="ct154567352"/><text:span text:style-name="T1">dtosl(self.course.start_date)</text:span><text:change-end text:change-id="ct154567352"/></text:p>
      <text:p text:style-name="Standard"><text:span text:style-name="T1">Anzahl Stunden: </text:span><text:change-start text:change-id="ct154567648"/><text:span text:style-name="T1">self.course.max_events</text:span><text:change-end text:change-id="ct154567648"/></text:p>
      <text:p text:style-name="Standard"><text:span text:style-name="T1">Ort: </text:span><text:change-start text:change-id="ct154567776"/><text:span text:style-name="T1">self.course.room</text:span><text:change-end text:change-id="ct154567776"/></text:p>
      <text:p text:style-name="Standard"><text:span text:style-name="T1">Referent: </text:span><text:change-start text:change-id="ct154567944"/><text:span text:style-name="T1">self.course.teacher</text:span><text:change-end text:change-id="ct154567944"/></text:p>
      <text:p text:style-name="P4"/>
      <text:p text:style-name="Standard"><text:span text:style-name="T1">Termine: </text:span><text:change-start text:change-id="ct154568112"/><text:span text:style-name="T1">self.course.events_text()</text:span><text:change-end text:change-id="ct154568112"/></text:p>
      <text:p text:style-name="P8"/>
      <text:p text:style-name="P7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54468840" text:id="ct154468840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54519136" text:id="ct154519136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54468840"/>self<text:change-end text:change-id="ct154468840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8-30T03:46:38.99">30.8.13</text:date> <text:time style:data-style-name="N41" text:time-value="2013-08-30T03:46:38.99">03:46:00</text:time><text:line-break/><text:change-start text:change-id="ct154519136"/>settings.SITE.site_version()<text:change-end text:change-id="ct15451913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8-30T03:46:39</dc:date>
    <dc:creator>Luc Saffre</dc:creator>
    <meta:editing-duration>PT20H14M53S</meta:editing-duration>
    <meta:editing-cycles>127</meta:editing-cycles>
    <meta:generator>LibreOffice/3.5$Linux_x86 LibreOffice_project/350m1$Build-2</meta:generator>
    <meta:document-statistic meta:table-count="2" meta:image-count="0" meta:object-count="0" meta:page-count="1" meta:paragraph-count="17" meta:word-count="66" meta:character-count="507" meta:non-whitespace-character-count="459"/>
  </office:meta>
</office:document-meta>
</file>